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07856" officeooo:paragraph-rsid="00107856"/>
    </style:style>
    <style:style style:name="P3" style:family="paragraph" style:parent-style-name="Standard">
      <style:text-properties officeooo:paragraph-rsid="0015cad3"/>
    </style:style>
    <style:style style:name="T1" style:family="text">
      <style:text-properties officeooo:rsid="000ce1c9"/>
    </style:style>
    <style:style style:name="T2" style:family="text">
      <style:text-properties officeooo:rsid="001246b8"/>
    </style:style>
    <style:style style:name="T3" style:family="text">
      <style:text-properties officeooo:rsid="00133d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</text:span>udo apt-get install bluez pi-bluetooth python-bluez <text:span text:style-name="T1">minicom -y</text:span></text:p>
      <text:p text:style-name="Standard"/>
      <text:p text:style-name="Standard"><text:span text:style-name="Source_20_Text">systemctl start bluetooth</text:span> </text:p>
      <text:p text:style-name="Standard"><text:span text:style-name="Source_20_Text">bluetoothctl</text:span> </text:p>
      <text:p text:style-name="Preformatted_20_Text"><text:span text:style-name="Source_20_Text">power on</text:span></text:p>
      <text:p text:style-name="Preformatted_20_Text"><text:span text:style-name="Source_20_Text">agent on</text:span></text:p>
      <text:p text:style-name="Preformatted_20_Text"><text:span text:style-name="Source_20_Text">scan on</text:span></text:p>
      <text:p text:style-name="Preformatted_20_Text"><text:span text:style-name="Source_20_Text">... wait ...</text:span></text:p>
      <text:p text:style-name="Preformatted_20_Text"><text:span text:style-name="Source_20_Text">scan off</text:span></text:p>
      <text:p text:style-name="P1"><text:span text:style-name="Source_20_Text">pair 98:D3:B1:FD:3B:27</text:span></text:p>
      <text:p text:style-name="Standard"><text:span text:style-name="Source_20_Text">rfcomm bind 0 98:D3:B1:FD:3B:27</text:span> <text:span text:style-name="T3">(HC-05)</text:span></text:p>
      <text:p text:style-name="Standard">sudo rfcomm bind 1 04:B1:67:09:5E:0B <text:span text:style-name="T2">(xiaomi)</text:span></text:p>
      <text:p text:style-name="Standard"/>
      <text:p text:style-name="Standard"><text:bookmark text:name="pip-command"/>pip install pyserial </text:p>
      <text:p text:style-name="Standard"/>
      <text:p text:style-name="Standard"><text:a xlink:type="simple" xlink:href="https://scribles.net/setting-up-bluetooth-serial-port-profile-on-raspberry-pi/" text:style-name="Internet_20_link" text:visited-style-name="Visited_20_Internet_20_Link">https://scribles.net/setting-up-bluetooth-serial-port-profile-on-raspberry-pi/</text:a></text:p>
      <text:p text:style-name="Standard"/>
      <text:p text:style-name="Standard"/>
      <text:p text:style-name="Standard">Enable SPP on Raspberry Pi</text:p>
      <text:p text:style-name="Standard">In order to use SPP, Bluetooth service needs to be restarted with ‘compatibility’ flag[3].</text:p>
      <text:p text:style-name="Standard"/>
      <text:p text:style-name="Standard">Open Bluetooth service configuration file.</text:p>
      <text:p text:style-name="Standard"/>
      <text:p text:style-name="Standard"><text:tab/></text:p>
      <text:p text:style-name="Standard">sudo nano /etc/systemd/system/dbus-org.bluez.service</text:p>
      <text:p text:style-name="Standard"/>
      <text:p text:style-name="Standard">Look for a line starts with “ExecStart” and add compatibility flag ‘-C’ at the end of the line.</text:p>
      <text:p text:style-name="Standard"/>
      <text:p text:style-name="Standard"><text:tab/></text:p>
      <text:p text:style-name="Standard">ExecStart=/usr/lib/bluetooth/bluetoothd -C</text:p>
      <text:p text:style-name="Standard"/>
      <text:p text:style-name="P3">Add a line below immediately after “ExecStart” line, then save and close the file.</text:p>
      <text:p text:style-name="P3"/>
      <text:p text:style-name="Standard"><text:tab/></text:p>
      <text:p text:style-name="Standard">ExecStartPost=/usr/bin/sdptool add SP</text:p>
      <text:p text:style-name="Standard"/>
      <text:p text:style-name="Standard">Reload the configuration file.</text:p>
      <text:p text:style-name="Standard">1</text:p>
      <text:p text:style-name="Standard"><text:tab/></text:p>
      <text:p text:style-name="Standard">sudo systemctl daemon-reload</text:p>
      <text:p text:style-name="Standard"/>
      <text:p text:style-name="Standard">Restart the service.</text:p>
      <text:p text:style-name="Standard"><text:tab/></text:p>
      <text:p text:style-name="Standard">sudo systemctl restart bluetooth.service</text:p>
      <text:p text:style-name="Standard">sudo rfcomm watch hci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udo apt-get install speech-dispatcher-espeak</text:p>
      <text:p text:style-name="Standard"/>
      <text:p text:style-name="P2">comandos:</text:p>
      <text:p text:style-name="P2">arriba</text:p>
      <text:p text:style-name="P2">abajo </text:p>
      <text:p text:style-name="P2">izquierda </text:p>
      <text:p text:style-name="P2">derech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2:31:22.269000000</meta:creation-date>
    <dc:date>2019-12-01T20:38:49.400000000</dc:date>
    <meta:editing-duration>PT36M54S</meta:editing-duration>
    <meta:editing-cycles>6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38" meta:word-count="132" meta:character-count="1045" meta:non-whitespace-character-count="936"/>
  </office:meta>
</office:document-meta>
</file>